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draw:fill="none" draw:textarea-vertical-align="botto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8.45cm" fo:min-width="17.2cm"/>
    </style:style>
    <style:style style:name="gr8" style:family="graphic" style:parent-style-name="standard">
      <style:graphic-properties draw:stroke="none" svg:stroke-color="#000000" draw:fill="none" draw:fill-color="#ffffff" fo:min-height="0.993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0.87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6" style:family="paragraph">
      <style:paragraph-properties fo:text-align="center"/>
      <style:text-properties style:font-name="DejaVu Math TeX Gyre"/>
    </style:style>
    <style:style style:name="P7" style:family="paragraph"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text-position="-33% 58%" style:font-name="DejaVu Math TeX Gyre" fo:font-size="10pt" style:font-size-asian="10pt" style:font-size-complex="10pt"/>
    </style:style>
    <style:style style:name="T3" style:family="text">
      <style:text-properties style:text-position="0% 100%"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1cm" svg:height="1cm" svg:x="5cm" svg:y="5cm">
          <text:p text:style-name="P1"><text:span text:style-name="T1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cm" svg:height="1cm" draw:transform="rotate (-1.0471975511966) translate (4.38cm 7.067cm)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cm" svg:height="1cm" draw:transform="rotate (1.0471975511966) translate (6.12cm 7.933cm)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3cm" svg:y1="7.5cm" svg:x2="5.5cm" svg:y2="7cm" draw:start-shape="id1" draw:start-glue-point="4" svg:d="M4630 7500l870-500" svg:viewBox="0 0 871 501">
          <text:p/>
        </draw:connector>
        <draw:connector draw:style-name="gr2" draw:text-style-name="P3" xml:id="id4" draw:id="id4" draw:layer="layout" draw:type="line" svg:x1="6.37cm" svg:y1="7.5cm" svg:x2="5.5cm" svg:y2="7cm" draw:start-shape="id2" draw:start-glue-point="4" svg:d="M6370 7500l-870-500" svg:viewBox="0 0 871 501">
          <text:p/>
        </draw:connector>
        <draw:connector draw:style-name="gr2" draw:text-style-name="P3" draw:layer="layout" draw:type="line" svg:x1="5.5cm" svg:y1="6cm" svg:x2="5.5cm" svg:y2="7cm" draw:start-shape="id3" draw:start-glue-point="8" draw:end-shape="id4" draw:end-glue-point="3" svg:d="M5500 6000v1000" svg:viewBox="0 0 1 1001">
          <text:p/>
        </draw:connector>
        <draw:connector draw:style-name="gr3" draw:text-style-name="P3" xml:id="id5" draw:id="id5" draw:layer="layout" draw:type="line" svg:x1="5.5cm" svg:y1="5cm" svg:x2="5.5cm" svg:y2="4cm" draw:start-shape="id3" draw:start-glue-point="4" svg:d="M5500 5000v-1000" svg:viewBox="0 0 1 1001">
          <text:p/>
        </draw:connector>
        <draw:connector draw:style-name="gr2" draw:text-style-name="P3" xml:id="id7" draw:id="id7" draw:layer="layout" draw:type="line" svg:x1="7.237cm" svg:y1="8.001cm" svg:x2="8.107cm" svg:y2="8.501cm" draw:start-shape="id2" draw:start-glue-point="8" svg:d="M7237 8001l870 500" svg:viewBox="0 0 871 501">
          <text:p/>
        </draw:connector>
        <draw:connector draw:style-name="gr2" draw:text-style-name="P3" xml:id="id6" draw:id="id6" draw:layer="layout" draw:type="line" svg:x1="3.763cm" svg:y1="8.001cm" svg:x2="2.84cm" svg:y2="8.501cm" draw:start-shape="id1" draw:start-glue-point="8" svg:d="M3763 8001l-923 500" svg:viewBox="0 0 924 501">
          <text:p/>
        </draw:connector>
        <draw:connector draw:style-name="gr4" draw:text-style-name="P4" draw:layer="layout" draw:type="line" svg:x1="5.5cm" svg:y1="4cm" svg:x2="10.005cm" svg:y2="4.003cm" draw:start-shape="id5" draw:start-glue-point="3" svg:d="M5500 4000l4505 3" svg:viewBox="0 0 4506 4">
          <text:p/>
        </draw:connector>
        <draw:connector draw:style-name="gr2" draw:text-style-name="P3" xml:id="id8" draw:id="id8" draw:layer="layout" draw:type="line" svg:x1="2.84cm" svg:y1="8.501cm" svg:x2="2.842cm" svg:y2="10.002cm" draw:start-shape="id6" draw:start-glue-point="3" svg:d="M2840 8501l2 1501" svg:viewBox="0 0 3 1502">
          <text:p/>
        </draw:connector>
        <draw:connector draw:style-name="gr2" draw:text-style-name="P3" draw:layer="layout" draw:type="line" svg:x1="8.107cm" svg:y1="8.501cm" svg:x2="10.001cm" svg:y2="8.504cm" draw:start-shape="id7" draw:start-glue-point="3" svg:d="M8107 8501l1894 3" svg:viewBox="0 0 1895 4">
          <text:p/>
        </draw:connector>
        <draw:connector draw:style-name="gr2" draw:text-style-name="P3" draw:layer="layout" draw:type="line" svg:x1="2.842cm" svg:y1="10.002cm" svg:x2="9.999cm" svg:y2="10.001cm" draw:start-shape="id8" draw:start-glue-point="3" svg:d="M2842 10002l7157-1" svg:viewBox="0 0 7158 2">
          <text:p/>
        </draw:connector>
        <draw:frame draw:style-name="gr5" draw:text-style-name="P5" draw:layer="layout" svg:width="0.9cm" svg:height="0.7cm" svg:x="9.7cm" svg:y="3.4cm">
          <draw:text-box>
            <text:p><text:span text:style-name="T1">L</text:span><text:span text:style-name="T2">1</text:span></text:p>
          </draw:text-box>
        </draw:frame>
        <draw:frame draw:style-name="gr5" draw:text-style-name="P5" draw:layer="layout" svg:width="0.9cm" svg:height="0.7cm" svg:x="9.7cm" svg:y="7.901cm">
          <draw:text-box>
            <text:p><text:span text:style-name="T1">L</text:span><text:span text:style-name="T2">3</text:span></text:p>
          </draw:text-box>
        </draw:frame>
        <draw:frame draw:style-name="gr5" draw:text-style-name="P5" draw:layer="layout" svg:width="0.9cm" svg:height="0.7cm" svg:x="9.7cm" svg:y="9.402cm">
          <draw:text-box>
            <text:p><text:span text:style-name="T1">L</text:span><text:span text:style-name="T2">2</text:span></text:p>
          </draw:text-box>
        </draw:frame>
        <draw:connector draw:style-name="gr2" draw:text-style-name="P3" draw:layer="layout" draw:type="line" svg:x1="5.5cm" svg:y1="7cm" svg:x2="10.002cm" svg:y2="6.999cm" draw:start-shape="id4" draw:start-glue-point="3" svg:d="M5500 7000l4502-1" svg:viewBox="0 0 4503 2">
          <text:p/>
        </draw:connector>
        <draw:frame draw:style-name="gr5" draw:text-style-name="P5" draw:layer="layout" svg:width="0.9cm" svg:height="0.7cm" svg:x="9.7cm" svg:y="6.401cm">
          <draw:text-box>
            <text:p><text:span text:style-name="T1">N</text:span></text:p>
          </draw:text-box>
        </draw:frame>
        <draw:measure draw:style-name="gr6" draw:text-style-name="P6" draw:layer="measurelines" svg:x1="6.2cm" svg:y1="4cm" svg:x2="6.2cm" svg:y2="7cm">
          <text:p text:style-name="P6"/>
        </draw:measure>
        <draw:measure draw:style-name="gr6" draw:text-style-name="P6" draw:layer="measurelines" svg:x1="8.2cm" svg:y1="8.5cm" svg:x2="8.2cm" svg:y2="10cm">
          <text:p text:style-name="P6"/>
        </draw:measure>
        <draw:line draw:style-name="gr2" draw:text-style-name="P3" draw:layer="layout" svg:x1="15cm" svg:y1="4.5cm" svg:x2="15.75cm" svg:y2="5.799cm">
          <text:p/>
        </draw:line>
        <draw:line draw:style-name="gr2" draw:text-style-name="P3" draw:layer="layout" svg:x1="15cm" svg:y1="4.5cm" svg:x2="14.25cm" svg:y2="5.799cm">
          <text:p/>
        </draw:line>
        <draw:custom-shape draw:style-name="gr1" draw:text-style-name="P4" xml:id="id13" draw:id="id13" draw:layer="layout" svg:width="1cm" svg:height="1cm" draw:transform="rotate (-0.523598775598299) translate (13.817cm 5.55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1cm" svg:height="1cm" draw:transform="rotate (0.523598775598299) translate (15.317cm 6.05cm)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cm" svg:height="1cm" svg:x="14.5cm" svg:y="7.46cm">
          <text:p text:style-name="P6"><text:span text:style-name="T1">U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xml:id="id10" draw:id="id10" draw:layer="layout" draw:type="line" svg:x1="15.5cm" svg:y1="7.96cm" svg:x2="16.999cm" svg:y2="7.964cm" draw:start-shape="id9" draw:start-glue-point="10" svg:d="M15500 7960l1499 4" svg:viewBox="0 0 1500 5">
          <text:p/>
        </draw:connector>
        <draw:connector draw:style-name="gr2" draw:text-style-name="P3" draw:layer="layout" draw:type="line" svg:x1="16.999cm" svg:y1="7.964cm" svg:x2="16.251cm" svg:y2="6.667cm" draw:start-shape="id10" draw:start-glue-point="3" draw:end-shape="id11" draw:end-glue-point="8" svg:d="M16999 7964l-748-1297" svg:viewBox="0 0 749 1298">
          <text:p/>
        </draw:connector>
        <draw:connector draw:style-name="gr2" draw:text-style-name="P3" xml:id="id12" draw:id="id12" draw:layer="layout" draw:type="line" svg:x1="14.5cm" svg:y1="7.96cm" svg:x2="13.001cm" svg:y2="7.959cm" draw:start-shape="id9" draw:start-glue-point="6" svg:d="M14500 7960l-1499-1" svg:viewBox="0 0 1500 2">
          <text:p/>
        </draw:connector>
        <draw:connector draw:style-name="gr2" draw:text-style-name="P3" draw:layer="layout" draw:type="line" svg:x1="13.001cm" svg:y1="7.959cm" svg:x2="13.749cm" svg:y2="6.667cm" draw:start-shape="id12" draw:start-glue-point="3" draw:end-shape="id13" draw:end-glue-point="8" svg:d="M13001 7959l748-1292" svg:viewBox="0 0 749 1293">
          <text:p/>
        </draw:connector>
        <draw:connector draw:style-name="gr2" draw:text-style-name="P3" draw:layer="layout" draw:type="line" svg:x1="13.001cm" svg:y1="7.959cm" svg:x2="12.983cm" svg:y2="9.512cm" draw:start-shape="id12" draw:start-glue-point="3" svg:d="M13001 7959l-18 1553" svg:viewBox="0 0 19 1554">
          <text:p/>
        </draw:connector>
        <draw:line draw:style-name="gr2" draw:text-style-name="P3" draw:layer="layout" svg:x1="15cm" svg:y1="4.5cm" svg:x2="20cm" svg:y2="4.5cm">
          <text:p/>
        </draw:line>
        <draw:line draw:style-name="gr2" draw:text-style-name="P3" draw:layer="layout" svg:x1="13cm" svg:y1="9.5cm" svg:x2="20cm" svg:y2="9.5cm">
          <text:p/>
        </draw:line>
        <draw:line draw:style-name="gr2" draw:text-style-name="P3" draw:layer="layout" svg:x1="17cm" svg:y1="7.96cm" svg:x2="20cm" svg:y2="7.96cm">
          <text:p/>
        </draw:line>
        <draw:frame draw:style-name="gr5" draw:text-style-name="P5" draw:layer="layout" svg:width="0.9cm" svg:height="0.7cm" svg:x="19.7cm" svg:y="3.901cm">
          <draw:text-box>
            <text:p><text:span text:style-name="T1">L</text:span><text:span text:style-name="T2">1</text:span></text:p>
          </draw:text-box>
        </draw:frame>
        <draw:frame draw:style-name="gr5" draw:text-style-name="P5" draw:layer="layout" svg:width="0.9cm" svg:height="0.7cm" svg:x="19.7cm" svg:y="7.402cm">
          <draw:text-box>
            <text:p><text:span text:style-name="T1">L</text:span><text:span text:style-name="T2">3</text:span></text:p>
          </draw:text-box>
        </draw:frame>
        <draw:frame draw:style-name="gr5" draw:text-style-name="P5" draw:layer="layout" svg:width="0.9cm" svg:height="0.7cm" svg:x="19.7cm" svg:y="8.903cm">
          <draw:text-box>
            <text:p><text:span text:style-name="T1">L</text:span><text:span text:style-name="T2">2</text:span></text:p>
          </draw:text-box>
        </draw:frame>
        <draw:measure draw:style-name="gr6" draw:text-style-name="P6" draw:layer="measurelines" svg:x1="18.3cm" svg:y1="4.5cm" svg:x2="18.3cm" svg:y2="7.96cm">
          <text:p text:style-name="P6"/>
        </draw:measure>
        <draw:custom-shape draw:style-name="gr7" draw:text-style-name="P3" draw:layer="layout" svg:width="17.7cm" svg:height="8.7cm" svg:x="2.7cm" svg:y="3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cm" svg:height="1.243cm" svg:x="5.6cm" svg:y="10.5cm">
          <draw:text-box>
            <text:p><text:span text:style-name="T1">Etoile</text:span></text:p>
          </draw:text-box>
        </draw:frame>
        <draw:frame draw:style-name="gr8" draw:text-style-name="P5" draw:layer="layout" svg:width="2.7cm" svg:height="1.243cm" svg:x="15.6cm" svg:y="10.5cm">
          <draw:text-box>
            <text:p><text:span text:style-name="T1">Triangle</text:span></text:p>
          </draw:text-box>
        </draw:frame>
        <draw:frame draw:style-name="gr9" draw:text-style-name="P5" draw:layer="layout" svg:width="1.1cm" svg:height="0.8cm" svg:x="6.9cm" svg:y="5.2cm">
          <draw:text-box>
            <text:p text:style-name="P7"><text:span text:style-name="T1">U</text:span><text:span text:style-name="T2">ph</text:span></text:p>
          </draw:text-box>
        </draw:frame>
        <draw:frame draw:style-name="gr9" draw:text-style-name="P5" draw:layer="layout" svg:width="1.1cm" svg:height="0.8cm" svg:x="8.9cm" svg:y="8.9cm">
          <draw:text-box>
            <text:p text:style-name="P7"><text:span text:style-name="T1">U</text:span><text:span text:style-name="T2">l</text:span></text:p>
          </draw:text-box>
        </draw:frame>
        <draw:frame draw:style-name="gr10" draw:text-style-name="P5" draw:layer="layout" svg:width="2.1cm" svg:height="1.123cm" svg:x="17.1cm" svg:y="6.1cm">
          <draw:text-box>
            <text:p text:style-name="P7"><text:span text:style-name="T1">U</text:span><text:span text:style-name="T2">ph </text:span><text:span text:style-name="T3">= U</text:span><text:span text:style-name="T2">l</text:span></text:p>
          </draw:text-box>
        </draw:frame>
        <draw:frame draw:style-name="gr5" draw:text-style-name="P5" draw:layer="layout" svg:width="1cm" svg:height="0.7cm" svg:x="3.8cm" svg:y="7.5cm">
          <draw:text-box>
            <text:p text:style-name="P7"><text:span text:style-name="T1">U</text:span><text:span text:style-name="T2">3</text:span></text:p>
          </draw:text-box>
        </draw:frame>
        <draw:frame draw:style-name="gr5" draw:text-style-name="P5" draw:layer="layout" svg:width="1cm" svg:height="0.7cm" svg:x="6.4cm" svg:y="7.5cm">
          <draw:text-box>
            <text:p text:style-name="P7"><text:span text:style-name="T1">U</text:span><text:span text:style-name="T2">2</text:span></text:p>
          </draw:text-box>
        </draw:frame>
        <draw:frame draw:style-name="gr5" draw:text-style-name="P5" draw:layer="layout" svg:width="1cm" svg:height="0.7cm" svg:x="15.6cm" svg:y="6cm">
          <draw:text-box>
            <text:p text:style-name="P7"><text:span text:style-name="T1">U</text:span><text:span text:style-name="T2">2</text:span></text:p>
          </draw:text-box>
        </draw:frame>
        <draw:frame draw:style-name="gr5" draw:text-style-name="P5" draw:layer="layout" svg:width="1cm" svg:height="0.7cm" svg:x="13.6cm" svg:y="6cm">
          <draw:text-box>
            <text:p text:style-name="P7"><text:span text:style-name="T1">U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9T18:02:04.031464372</meta:creation-date>
    <dc:date>2020-10-21T10:11:05.369507483</dc:date>
    <meta:editing-duration>PT29M52S</meta:editing-duration>
    <meta:editing-cycles>14</meta:editing-cycles>
    <meta:generator>LibreOffice/6.1.5.2$Linux_X86_64 LibreOffice_project/10$Build-2</meta:generator>
    <meta:document-statistic meta:object-count="47"/>
  </office:meta>
</office:document-meta>
</file>